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a6b6"/>
    </style:style>
    <style:style style:name="P2" style:family="paragraph" style:parent-style-name="Standard">
      <style:text-properties officeooo:paragraph-rsid="0017bef8"/>
    </style:style>
    <style:style style:name="T1" style:family="text">
      <style:text-properties officeooo:rsid="0016a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lattershot — Плескостріл</text:p>
      <text:p text:style-name="Standard">Splattershot Jr. — <text:span text:style-name="T1">Плескостріл Мол.</text:span></text:p>
      <text:p text:style-name="P1">Splattershot Pro — <text:span text:style-name="T1">Плескостріл 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6-20T22:19:35.425000000</dc:date>
    <meta:editing-duration>PT3H22M43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10" meta:character-count="95" meta:non-whitespace-character-count="85"/>
  </office:meta>
</office:document-meta>
</file>